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d1d87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800000"/>
    </style:style>
    <style:style style:name="T4" style:family="text">
      <style:text-properties fo:color="#800000" style:text-line-through-style="none" style:text-line-through-type="none"/>
    </style:style>
    <style:style style:name="T5" style:family="text">
      <style:text-properties fo:color="#800000" fo:background-color="#ffff00" loext:char-shading-value="0"/>
    </style:style>
    <style:style style:name="T6" style:family="text">
      <style:text-properties fo:color="#800000" fo:background-color="transparent" loext:char-shading-value="0"/>
    </style:style>
    <style:style style:name="T7" style:family="text">
      <style:text-properties fo:color="#800000"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#00cc33" loext:char-shading-value="0"/>
    </style:style>
    <style:style style:name="T11" style:family="text">
      <style:text-properties fo:color="#99cc66"/>
    </style:style>
    <style:style style:name="T12" style:family="text">
      <style:text-properties fo:color="#99cc66" fo:background-color="#ffff00" loext:char-shading-value="0"/>
    </style:style>
    <style:style style:name="T13" style:family="text">
      <style:text-properties fo:color="#99cc66" fo:background-color="#ffff00" loext:char-shading-value="0"/>
    </style:style>
    <style:style style:name="T14" style:family="text">
      <style:text-properties fo:color="#ff0000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<text:span text:style-name="T1"> </text:span><text:span text:style-name="T14">p3,</text:span><text:span text:style-name="T9"> i</text:span>n the middle: “subtracting the singular part … from itself”. Does not make sense.</text:p>
      <text:p text:style-name="Standard">- <text:span text:style-name="T4">p4, </text:span>“how the field is quantized”. Very ambiguous. I think you are talking about the quantization of the energy levels, which is completely different from a field quantization.</text:p>
      <text:p text:style-name="Standard"><text:span text:style-name="T13">- p4 </text:span>(and also Conclusion). You are talking about bag boundary conditions for scalars and gauge fields. I have never heard of that. I only know this term used in the context of Dirac fermions. I think you should either skip that (or explain better).</text:p>
      <text:p text:style-name="Standard">- <text:span text:style-name="T3">p4</text:span> “multiply eq (1.2) by $\psi \gamma^0$. I guess a $\dagger$ is missing. I would also rather say that you multiply from the left (and later on from the right).</text:p>
      <text:p text:style-name="Standard">- <text:span text:style-name="T1">p5</text:span> In the scalar action used in the AdS/CFT context, the two masses in the bulk and at the boundary are equal, contrary to what you claim. One could also mention that $c &lt; 0$, contrary to what I (and also you considered).</text:p>
      <text:p text:style-name="Standard">- <text:span text:style-name="T1">p5</text:span> One could understand you are saying that causal propagation means smooth dependence on Cauchy data, which is not correct.</text:p>
      <text:p text:style-name="Standard">- <text:span text:style-name="T6">p6</text:span> Being Hadamard near a point does not imply global Hadamard.</text:p>
      <text:p text:style-name="Standard">- <text:span text:style-name="T6">p6</text:span><text:span text:style-name="T8"> </text:span>Is anyway complete nonsense (and I am tired of explaining why).</text:p>
      <text:p text:style-name="Standard">- <text:span text:style-name="T3">p7</text:span> You can drop the part on the computation of the parametrix (but perhaps keep (1.7)).</text:p>
      <text:p text:style-name="Standard">- <text:span text:style-name="T3">p9</text:span> You should perhaps use "Kondo-type potential" instead of "Kondo potential".</text:p>
      <text:p text:style-name="Standard">- <text:span text:style-name="T3">p10</text:span> The Kondo-type potential is in general not just a localized electric field.</text:p>
      <text:p text:style-name="Standard">-<text:span text:style-name="T3"> p11</text:span> $\phi_0 e^{- i H t}$ does not make any sense. The order must be reversed. The same mistake occurs also several times in Section 3.</text:p>
      <text:p text:style-name="Standard">- <text:span text:style-name="T3">p12</text:span> There is an $L$ missing as the index to some $\psi$ in one of the calculations.</text:p>
      <text:p text:style-name="Standard">- <text:span text:style-name="T3">p12 </text:span>I thought that essential self-adjointness even implies the existence of a unique extension.</text:p>
      <text:p text:style-name="Standard">-<text:span text:style-name="T7"> p13</text:span> In the proof of ess. s-a., you seem to be using that on the domain of $H^*$ the boundary and matching conditions are fulfilled. But you have not proven this.</text:p>
      <text:p text:style-name="Standard">- <text:span text:style-name="T3">p13</text:span> below (2.13) The eigenvectors should not have a $x^0$ dependence.</text:p>
      <text:p text:style-name="Standard">- <text:span text:style-name="T3">p14</text:span> The definition of $\eta$ should be given as a separate equation, so that one can more easily find it.</text:p>
      <text:p text:style-name="Standard">- <text:span text:style-name="T3">p16</text:span> $\order(z^0)$ instead of $\order(1)$.</text:p>
      <text:p text:style-name="Standard">- <text:span text:style-name="T3">p18</text:span> The interest in computing the stress-energy tensor is not just to see how it is related to vacuum polarization. One might be interested in Casimir energies.</text:p>
      <text:p text:style-name="Standard">- <text:span text:style-name="T1">p19</text:span> (2.30) What is $H^+$?</text:p>
      <text:p text:style-name="Standard">- <text:span text:style-name="T3">p20</text:span> “the new Hamiltonian” Which one. Define it.</text:p>
      <text:p text:style-name="Standard">- <text:span text:style-name="T3">p22</text:span> If you compare to the stress-energy tensor obtained in [5], you should mention to which situation it applies.</text:p>
      <text:p text:style-name="Standard">- <text:span text:style-name="T3">p22 </text:span>What is meant by “polarised background”? The Kondo-type or the electric potential?</text:p>
      <text:p text:style-name="Standard"><text:span text:style-name="T10">-</text:span> <text:span text:style-name="T1">p22</text:span> $C=0$ does only lead to a vanishing charge density for $E=0$.</text:p>
      <text:p text:style-name="Standard">- <text:span text:style-name="T3">p26</text:span> I thought you compute the stress-energy tensor for the Wentzell case, not the vacuum polarization.</text:p>
      <text:p text:style-name="Standard">- <text:span text:style-name="T3">p26 </text:span>The geometric description is awkward. You are considering a subset of flat Minkowski space with flat boundaries. Why are you talking about spin manifolds?</text:p>
      <text:p text:style-name="Standard">- <text:span text:style-name="T3">p27 </text:span>You should perhaps first derive the boundary condition (2.3) before stating that it reduces to the bag condition for $c \to 0$.</text:p>
      <text:p text:style-name="Standard">- <text:span text:style-name="T3">p28</text:span> You certainly mean $L^2(\del M, P_+ E)$.</text:p>
      <text:p text:style-name="Standard">- <text:span text:style-name="T3">p29</text:span> How does self-adjointness of $\Delta$ follow from (3.6)?</text:p>
      <text:p text:style-name="Standard">- <text:span text:style-name="T1">p30</text:span> Why is the specific form of the domain of $\Delta^k$ is interesting? Is it used later on?</text:p>
      <text:p text:style-name="Standard">- <text:span text:style-name="T3">p30</text:span> Where is the proof of Prop 3? Is $\Phi_t \in K$? If not, then why assume $\Phi_0 \in K$? $\Phi_0 \in H$ and self-adjointness of $H$ would suffice for unique solution.</text:p>
      <text:p text:style-name="Standard">- <text:span text:style-name="T3">p31 </text:span>Why is the equation above Prop 3 written in such an awkward way?</text:p>
      <text:p text:style-name="P1">- <text:span text:style-name="T3">p33</text:span> Why does $\Delta^k \Phi$ not vanish for all $k$ and what do you conclude from this?</text:p>
      <text:p text:style-name="Standard">- <text:span text:style-name="T3">p33</text:span> (3.11) does not seem to be a condition that initial data can satisfy.</text:p>
      <text:p text:style-name="Standard">- <text:span text:style-name="T3">p33</text:span> Where is the proof of Prop 4?</text:p>
      <text:p text:style-name="Standard">- <text:span text:style-name="T3">p41</text:span> Why "vacuum polarization”?</text:p>
      <text:p text:style-name="Standard"><text:soft-page-break/>- <text:span text:style-name="T2">p48</text:span> The energy density was not discontinuous?!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5:55:49.507427788</meta:creation-date>
    <dc:date>2017-08-04T12:57:49.553236448</dc:date>
    <meta:editing-duration>PT1H19M5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683" meta:character-count="3738" meta:non-whitespace-character-count="3092"/>
  </office:meta>
</office:document-meta>
</file>